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paragraph-rsid="00058324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/>
    </style:style>
    <style:style style:name="P3" style:family="paragraph" style:parent-style-name="Standard">
      <style:paragraph-properties fo:line-height="200%" fo:text-align="center" style:justify-single-word="false"/>
      <style:text-properties officeooo:paragraph-rsid="001433ed"/>
    </style:style>
    <style:style style:name="P4" style:family="paragraph" style:parent-style-name="Standard">
      <style:paragraph-properties fo:line-height="200%" fo:text-align="center" style:justify-single-word="false"/>
      <style:text-properties fo:color="#000000" loext:opacity="100%" style:font-name="Times New Roman" officeooo:paragraph-rsid="000f82dc"/>
    </style:style>
    <style:style style:name="P5" style:family="paragraph" style:parent-style-name="Standard">
      <style:paragraph-properties fo:line-height="200%" fo:text-align="center" style:justify-single-word="false"/>
      <style:text-properties fo:color="#000000" loext:opacity="100%" style:font-name="Times New Roman" officeooo:rsid="00058324" officeooo:paragraph-rsid="000f82dc"/>
    </style:style>
    <style:style style:name="P6" style:family="paragraph" style:parent-style-name="Standard">
      <style:paragraph-properties fo:line-height="200%" fo:text-align="center" style:justify-single-word="false"/>
      <style:text-properties fo:color="#000000" loext:opacity="100%" style:font-name="Times New Roman" officeooo:rsid="00058324" officeooo:paragraph-rsid="00058324"/>
    </style:style>
    <style:style style:name="P7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style:text-underline-style="solid" style:text-underline-width="auto" style:text-underline-color="font-color" officeooo:rsid="001316cd" officeooo:paragraph-rsid="001316cd"/>
    </style:style>
    <style:style style:name="P8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style:font-name="Times New Roman"/>
    </style:style>
    <style:style style:name="P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style:font-name="Times New Roman" officeooo:rsid="000f82dc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officeooo:rsid="000923ab" officeooo:paragraph-rsid="003a64a4"/>
    </style:style>
    <style:style style:name="P11" style:family="paragraph" style:parent-style-name="Standard">
      <style:paragraph-properties fo:line-height="200%" fo:text-align="start" style:justify-single-word="false"/>
      <style:text-properties officeooo:paragraph-rsid="001316cd"/>
    </style:style>
    <style:style style:name="P12" style:family="paragraph" style:parent-style-name="Standard">
      <style:paragraph-properties fo:line-height="200%" fo:text-align="start" style:justify-single-word="false"/>
      <style:text-properties officeooo:paragraph-rsid="00487b74"/>
    </style:style>
    <style:style style:name="P13" style:family="paragraph" style:parent-style-name="Standard">
      <style:paragraph-properties fo:line-height="200%" fo:text-align="start" style:justify-single-word="false"/>
      <style:text-properties style:text-underline-style="none" officeooo:rsid="002c83f7" officeooo:paragraph-rsid="002c83f7"/>
    </style:style>
    <style:style style:name="P14" style:family="paragraph" style:parent-style-name="Standard">
      <style:paragraph-properties fo:line-height="200%" fo:text-align="start" style:justify-single-word="false"/>
      <style:text-properties style:text-underline-style="none" officeooo:paragraph-rsid="001316cd"/>
    </style:style>
    <style:style style:name="T1" style:family="text">
      <style:text-properties officeooo:rsid="000febe6"/>
    </style:style>
    <style:style style:name="T2" style:family="text">
      <style:text-properties officeooo:rsid="001ed687"/>
    </style:style>
    <style:style style:name="T3" style:family="text">
      <style:text-properties officeooo:rsid="000f82dc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58324"/>
    </style:style>
    <style:style style:name="T6" style:family="text">
      <style:text-properties fo:color="#000000" loext:opacity="100%" officeooo:rsid="000f9ee3"/>
    </style:style>
    <style:style style:name="T7" style:family="text">
      <style:text-properties fo:color="#000000" loext:opacity="100%" style:font-name="Times New Roman"/>
    </style:style>
    <style:style style:name="T8" style:family="text">
      <style:text-properties fo:color="#000000" loext:opacity="100%" style:font-name="Times New Roman" officeooo:rsid="000923ab"/>
    </style:style>
    <style:style style:name="T9" style:family="text">
      <style:text-properties fo:color="#000000" loext:opacity="100%" style:font-name="Times New Roman" officeooo:rsid="001316cd"/>
    </style:style>
    <style:style style:name="T10" style:family="text">
      <style:text-properties fo:color="#000000" loext:opacity="100%" style:font-name="Times New Roman" style:text-underline-style="solid" style:text-underline-width="auto" style:text-underline-color="font-color" officeooo:rsid="000923ab"/>
    </style:style>
    <style:style style:name="T11" style:family="text">
      <style:text-properties fo:color="#000000" loext:opacity="100%" style:font-name="Times New Roman" style:text-underline-style="solid" style:text-underline-width="auto" style:text-underline-color="font-color" officeooo:rsid="001316cd"/>
    </style:style>
    <style:style style:name="T12" style:family="text">
      <style:text-properties fo:color="#000000" loext:opacity="100%" style:font-name="Times New Roman" style:text-underline-style="solid" style:text-underline-width="auto" style:text-underline-color="font-color" officeooo:rsid="002c83f7"/>
    </style:style>
    <style:style style:name="T13" style:family="text">
      <style:text-properties fo:color="#000000" loext:opacity="100%" style:font-name="Times New Roman" fo:font-weight="bold" officeooo:rsid="001433ed" style:font-weight-asian="bold" style:font-weight-complex="bold"/>
    </style:style>
    <style:style style:name="T14" style:family="text">
      <style:text-properties fo:color="#000000" loext:opacity="100%" style:font-name="Times New Roman" fo:font-weight="bold" officeooo:rsid="002c83f7" style:font-weight-asian="bold" style:font-weight-complex="bold"/>
    </style:style>
    <style:style style:name="T15" style:family="text">
      <style:text-properties fo:color="#000000" loext:opacity="100%" style:font-name="Times New Roman" fo:font-weight="bold" officeooo:rsid="006e582b" style:font-weight-asian="bold" style:font-weight-complex="bold"/>
    </style:style>
    <style:style style:name="T16" style:family="text">
      <style:text-properties fo:color="#000000" loext:opacity="100%" style:font-name="Times New Roman" officeooo:rsid="002e04fc"/>
    </style:style>
    <style:style style:name="T17" style:family="text">
      <style:text-properties fo:color="#000000" loext:opacity="100%" style:font-name="Times New Roman" officeooo:rsid="003c1e4c"/>
    </style:style>
    <style:style style:name="T18" style:family="text">
      <style:text-properties fo:color="#000000" loext:opacity="100%" style:font-name="Times New Roman" style:text-underline-style="none" officeooo:rsid="001316cd"/>
    </style:style>
    <style:style style:name="T19" style:family="text">
      <style:text-properties fo:color="#000000" loext:opacity="100%" style:font-name="Times New Roman" style:text-underline-style="none" officeooo:rsid="002f2faf"/>
    </style:style>
    <style:style style:name="T20" style:family="text">
      <style:text-properties fo:color="#000000" loext:opacity="100%" style:font-name="Times New Roman" style:text-underline-style="none" officeooo:rsid="0030d347"/>
    </style:style>
    <style:style style:name="T21" style:family="text">
      <style:text-properties fo:color="#000000" loext:opacity="100%" style:font-name="Times New Roman" style:text-underline-style="none" officeooo:rsid="0032184a"/>
    </style:style>
    <style:style style:name="T22" style:family="text">
      <style:text-properties fo:color="#000000" loext:opacity="100%" style:font-name="Times New Roman" style:text-underline-style="none" officeooo:rsid="0032f767"/>
    </style:style>
    <style:style style:name="T23" style:family="text">
      <style:text-properties fo:color="#000000" loext:opacity="100%" style:font-name="Times New Roman" style:text-underline-style="none" officeooo:rsid="0033d331"/>
    </style:style>
    <style:style style:name="T24" style:family="text">
      <style:text-properties fo:color="#000000" loext:opacity="100%" style:font-name="Times New Roman" style:text-underline-style="none" officeooo:rsid="00385ce8"/>
    </style:style>
    <style:style style:name="T25" style:family="text">
      <style:text-properties fo:color="#000000" loext:opacity="100%" style:font-name="Times New Roman" style:text-underline-style="none" officeooo:rsid="00366406"/>
    </style:style>
    <style:style style:name="T26" style:family="text">
      <style:text-properties fo:color="#000000" loext:opacity="100%" style:font-name="Times New Roman" style:text-underline-style="none" officeooo:rsid="003c1e4c"/>
    </style:style>
    <style:style style:name="T27" style:family="text">
      <style:text-properties fo:color="#000000" loext:opacity="100%" style:font-name="Times New Roman" style:text-underline-style="none" officeooo:rsid="003d4cb3"/>
    </style:style>
    <style:style style:name="T28" style:family="text">
      <style:text-properties fo:color="#000000" loext:opacity="100%" style:font-name="Times New Roman" style:text-underline-style="none" officeooo:rsid="003f3993"/>
    </style:style>
    <style:style style:name="T29" style:family="text">
      <style:text-properties fo:color="#000000" loext:opacity="100%" style:font-name="Times New Roman" style:text-underline-style="none" officeooo:rsid="0040f115"/>
    </style:style>
    <style:style style:name="T30" style:family="text">
      <style:text-properties fo:color="#000000" loext:opacity="100%" style:font-name="Times New Roman" style:text-underline-style="none" officeooo:rsid="00428a0f"/>
    </style:style>
    <style:style style:name="T31" style:family="text">
      <style:text-properties fo:color="#000000" loext:opacity="100%" style:font-name="Times New Roman" style:text-underline-style="none" officeooo:rsid="004464bb"/>
    </style:style>
    <style:style style:name="T32" style:family="text">
      <style:text-properties fo:color="#000000" loext:opacity="100%" style:font-name="Times New Roman" style:text-underline-style="none" officeooo:rsid="0045bf0b"/>
    </style:style>
    <style:style style:name="T33" style:family="text">
      <style:text-properties fo:color="#000000" loext:opacity="100%" style:font-name="Times New Roman" style:text-underline-style="none" officeooo:rsid="00472072"/>
    </style:style>
    <style:style style:name="T34" style:family="text">
      <style:text-properties fo:color="#000000" loext:opacity="100%" style:font-name="Times New Roman" style:text-underline-style="none" officeooo:rsid="00723ac5"/>
    </style:style>
    <style:style style:name="T35" style:family="text">
      <style:text-properties fo:color="#000000" loext:opacity="100%" style:font-name="Times New Roman" style:text-underline-style="none" officeooo:rsid="00794905"/>
    </style:style>
    <style:style style:name="T36" style:family="text">
      <style:text-properties fo:color="#000000" loext:opacity="100%" style:font-name="Times New Roman" style:text-underline-style="none" officeooo:rsid="007c9721"/>
    </style:style>
    <style:style style:name="T37" style:family="text">
      <style:text-properties fo:color="#000000" loext:opacity="100%" style:font-name="Times New Roman" style:text-underline-style="none" officeooo:rsid="00812999"/>
    </style:style>
    <style:style style:name="T38" style:family="text">
      <style:text-properties fo:color="#000000" loext:opacity="100%" style:font-name="Times New Roman" officeooo:rsid="0048e5bb"/>
    </style:style>
    <style:style style:name="T39" style:family="text">
      <style:text-properties fo:color="#000000" loext:opacity="100%" style:font-name="Times New Roman" officeooo:rsid="004a020d"/>
    </style:style>
    <style:style style:name="T40" style:family="text">
      <style:text-properties fo:color="#000000" loext:opacity="100%" style:font-name="Times New Roman" officeooo:rsid="004cc0ca"/>
    </style:style>
    <style:style style:name="T41" style:family="text">
      <style:text-properties fo:color="#000000" loext:opacity="100%" style:font-name="Times New Roman" officeooo:rsid="004d072d"/>
    </style:style>
    <style:style style:name="T42" style:family="text">
      <style:text-properties fo:color="#000000" loext:opacity="100%" style:font-name="Times New Roman" officeooo:rsid="004ef29b"/>
    </style:style>
    <style:style style:name="T43" style:family="text">
      <style:text-properties fo:color="#000000" loext:opacity="100%" style:font-name="Times New Roman" officeooo:rsid="00518a54"/>
    </style:style>
    <style:style style:name="T44" style:family="text">
      <style:text-properties fo:color="#000000" loext:opacity="100%" style:font-name="Times New Roman" officeooo:rsid="00536fe4"/>
    </style:style>
    <style:style style:name="T45" style:family="text">
      <style:text-properties fo:color="#000000" loext:opacity="100%" style:font-name="Times New Roman" officeooo:rsid="0061b2c8"/>
    </style:style>
    <style:style style:name="T46" style:family="text">
      <style:text-properties fo:color="#000000" loext:opacity="100%" style:font-name="Times New Roman" officeooo:rsid="00633ac4"/>
    </style:style>
    <style:style style:name="T47" style:family="text">
      <style:text-properties fo:color="#000000" loext:opacity="100%" style:font-name="Times New Roman" officeooo:rsid="006383c0"/>
    </style:style>
    <style:style style:name="T48" style:family="text">
      <style:text-properties fo:color="#000000" loext:opacity="100%" style:font-name="Times New Roman" officeooo:rsid="0063c9e0"/>
    </style:style>
    <style:style style:name="T49" style:family="text">
      <style:text-properties fo:color="#000000" loext:opacity="100%" style:font-name="Times New Roman" officeooo:rsid="006431c7"/>
    </style:style>
    <style:style style:name="T50" style:family="text">
      <style:text-properties fo:color="#000000" loext:opacity="100%" style:font-name="Times New Roman" officeooo:rsid="0065d740"/>
    </style:style>
    <style:style style:name="T51" style:family="text">
      <style:text-properties fo:color="#000000" loext:opacity="100%" style:font-name="Times New Roman" officeooo:rsid="00679dc1"/>
    </style:style>
    <style:style style:name="T52" style:family="text">
      <style:text-properties fo:color="#000000" loext:opacity="100%" style:font-name="Times New Roman" officeooo:rsid="00685bf6"/>
    </style:style>
    <style:style style:name="T53" style:family="text">
      <style:text-properties fo:color="#000000" loext:opacity="100%" style:font-name="Times New Roman" officeooo:rsid="0069bc82"/>
    </style:style>
    <style:style style:name="T54" style:family="text">
      <style:text-properties fo:color="#000000" loext:opacity="100%" style:font-name="Times New Roman" officeooo:rsid="0069ec7c"/>
    </style:style>
    <style:style style:name="T55" style:family="text">
      <style:text-properties fo:color="#000000" loext:opacity="100%" style:font-name="Times New Roman" officeooo:rsid="006aded7"/>
    </style:style>
    <style:style style:name="T56" style:family="text">
      <style:text-properties fo:color="#000000" loext:opacity="100%" style:font-name="Times New Roman" officeooo:rsid="006c33cc"/>
    </style:style>
    <style:style style:name="T57" style:family="text">
      <style:text-properties fo:color="#000000" loext:opacity="100%" style:font-name="Times New Roman" officeooo:rsid="006db7c0"/>
    </style:style>
    <style:style style:name="T58" style:family="text">
      <style:text-properties fo:color="#000000" loext:opacity="100%" style:font-name="Times New Roman" officeooo:rsid="006eb0bf"/>
    </style:style>
    <style:style style:name="T59" style:family="text">
      <style:text-properties fo:color="#000000" loext:opacity="100%" officeooo:rsid="001ed687"/>
    </style:style>
    <style:style style:name="T60" style:family="text">
      <style:text-properties fo:color="#000000" loext:opacity="100%" officeooo:rsid="002b7660"/>
    </style:style>
    <style:style style:name="T61" style:family="text">
      <style:text-properties fo:color="#000000" loext:opacity="100%" style:text-underline-style="none" officeooo:rsid="0039e8d1"/>
    </style:style>
    <style:style style:name="T62" style:family="text">
      <style:text-properties fo:color="#000000" loext:opacity="100%" style:text-underline-style="none" officeooo:rsid="003a64a4"/>
    </style:style>
    <style:style style:name="T63" style:family="text">
      <style:text-properties fo:color="#000000" loext:opacity="100%" style:text-underline-style="none" officeooo:rsid="003b4ab1"/>
    </style:style>
    <style:style style:name="T64" style:family="text">
      <style:text-properties fo:color="#000000" loext:opacity="100%" style:text-underline-style="none" officeooo:rsid="003b62b6"/>
    </style:style>
    <style:style style:name="T65" style:family="text">
      <style:text-properties fo:color="#000000" loext:opacity="100%" style:text-underline-style="none" officeooo:rsid="003c1c47"/>
    </style:style>
    <style:style style:name="T66" style:family="text">
      <style:text-properties fo:color="#000000" loext:opacity="100%" style:text-underline-style="none" officeooo:rsid="00537346"/>
    </style:style>
    <style:style style:name="T67" style:family="text">
      <style:text-properties fo:color="#000000" loext:opacity="100%" style:text-underline-style="none" officeooo:rsid="0054a485"/>
    </style:style>
    <style:style style:name="T68" style:family="text">
      <style:text-properties fo:color="#000000" loext:opacity="100%" style:text-underline-style="none" officeooo:rsid="00557026"/>
    </style:style>
    <style:style style:name="T69" style:family="text">
      <style:text-properties fo:color="#000000" loext:opacity="100%" style:text-underline-style="none" officeooo:rsid="0058f939"/>
    </style:style>
    <style:style style:name="T70" style:family="text">
      <style:text-properties fo:color="#000000" loext:opacity="100%" style:text-underline-style="none" officeooo:rsid="005ab22c"/>
    </style:style>
    <style:style style:name="T71" style:family="text">
      <style:text-properties fo:color="#000000" loext:opacity="100%" style:text-underline-style="none" officeooo:rsid="005bea1d"/>
    </style:style>
    <style:style style:name="T72" style:family="text">
      <style:text-properties fo:color="#000000" loext:opacity="100%" style:text-underline-style="none" officeooo:rsid="005e54ab"/>
    </style:style>
    <style:style style:name="T73" style:family="text">
      <style:text-properties fo:color="#000000" loext:opacity="100%" style:text-underline-style="none" officeooo:rsid="0071ff00"/>
    </style:style>
    <style:style style:name="T74" style:family="text">
      <style:text-properties fo:color="#000000" loext:opacity="100%" style:text-underline-style="none" officeooo:rsid="0082488a"/>
    </style:style>
    <style:style style:name="T75" style:family="text">
      <style:text-properties fo:color="#000000" loext:opacity="100%" style:text-underline-style="none" officeooo:rsid="00838bec"/>
    </style:style>
    <style:style style:name="T76" style:family="text">
      <style:text-properties fo:color="#000000" loext:opacity="100%" style:text-underline-style="none" officeooo:rsid="00849eb4"/>
    </style:style>
    <style:style style:name="T77" style:family="text">
      <style:text-properties officeooo:rsid="002b7660"/>
    </style:style>
    <style:style style:name="T78" style:family="text">
      <style:text-properties officeooo:rsid="002c8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4"><text:span text:style-name="T4"/></text:p>
      <text:p text:style-name="P8" loext:marker-style-name="T4"><text:span text:style-name="T4"/></text:p>
      <text:p text:style-name="P8" loext:marker-style-name="T4"><text:span text:style-name="T4"/></text:p>
      <text:p text:style-name="P8" loext:marker-style-name="T4"><text:span text:style-name="T4"/></text:p>
      <text:p text:style-name="P8" loext:marker-style-name="T4"><text:span text:style-name="T4"/></text:p>
      <text:p text:style-name="P8" loext:marker-style-name="T4"><text:span text:style-name="T4"/></text:p>
      <text:p text:style-name="P8" loext:marker-style-name="T4"><text:span text:style-name="T4"/></text:p>
      <text:p text:style-name="P8" loext:marker-style-name="T4"><text:span text:style-name="T4"/></text:p>
      <text:p text:style-name="P9" loext:marker-style-name="T4"><text:span text:style-name="T4"/></text:p>
      <text:p text:style-name="P4">EN.605.202.81 Section 84</text:p>
      <text:p text:style-name="P5">Alexander Shah</text:p>
      <text:p text:style-name="P1"><text:span text:style-name="T59">Lab</text:span><text:span text:style-name="T5"> </text:span><text:span text:style-name="T60">2</text:span><text:span text:style-name="T4">: </text:span><text:span text:style-name="T5">Prefix to Postfix </text:span><text:span text:style-name="T6">with </text:span><text:span text:style-name="T60">Recursion</text:span><text:span text:style-name="T5"> </text:span><text:span text:style-name="T6">Analysis</text:span></text:p>
      <text:p text:style-name="P6"><text:span text:style-name="T77">October 22</text:span>, 2023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oft-page-break/><text:span text:style-name="T8"><text:tab/></text:span><text:span text:style-name="T15">Lab</text:span><text:span text:style-name="T13"> </text:span><text:span text:style-name="T14">2</text:span><text:span text:style-name="T13"> Analysis</text:span></text:p>
      <text:p text:style-name="P13"><text:span text:style-name="T7"><text:tab/>This program takes prefix expressions from an input file, converts them to postfix format using a recursive algorithm, and writes the results to an output file. The program effectively manages error handling, reading files, processing incorrect lines, and managing invalid expressions. The program features </text:span><text:span text:style-name="T16">more comprehensive </text:span><text:span text:style-name="T7">error handling </text:span><text:span text:style-name="T16">compared to </text:span><text:span text:style-name="T58">Lab</text:span><text:span text:style-name="T16"> 1 including cases where there are too few operands or too few operators and reports the errors both to the console and the output file.</text:span></text:p>
      <text:p text:style-name="P13"><text:span text:style-name="T16"/></text:p>
      <text:p text:style-name="P11"><text:span text:style-name="T11">Justification for Design Decisions</text:span></text:p>
      <text:p text:style-name="P12"><text:span text:style-name="T18"><text:tab/></text:span><text:span text:style-name="T26">A majority of Lab 1 was able to be used for Lab 2, the major difference was </text:span><text:span text:style-name="T27">of course that we did not make use </text:span><text:span text:style-name="T26">of the MyStack class and the stack based conversion </text:span><text:span text:style-name="T27">was done with recursion instead,</text:span><text:span text:style-name="T26"> as necessitated by the Lab guidelines. File processing had to be modified to </text:span><text:span text:style-name="T28">handle the recursive algorithm returning a tuple, keeping track of the expression and end index, in order to correct a deficiency in Lab 1 that did not detect </text:span><text:span text:style-name="T29">some invalid expressions</text:span><text:span text:style-name="T28">. </text:span><text:span text:style-name="T30">Specifically, if the recursive algorithm return</text:span><text:span text:style-name="T32">s </text:span><text:span text:style-name="T30">a</text:span><text:span text:style-name="T32">n </text:span><text:span text:style-name="T30">expression that </text:span><text:span text:style-name="T32">is shorter than the input expression</text:span><text:span text:style-name="T30">, it raises a ValueError. This resolves the case where a valid sub-expression could be formed </text:span><text:span text:style-name="T33">but</text:span><text:span text:style-name="T30"> the algorithm stops considering </text:span><text:span text:style-name="T31">further characters, it did not check that all characters were used. </text:span></text:p>
      <text:p text:style-name="P12"><text:span text:style-name="T31"><text:tab/></text:span><text:span text:style-name="T19">Because expressions can be broken down into sub-expressions, </text:span><text:span text:style-name="T20">using recursion is a natural fit to converting expression types. </text:span><text:span text:style-name="T34">Recursion works by dividing and conquering </text:span><text:span text:style-name="T35">problems into sub problems </text:span><text:span text:style-name="T34">and we can divide up any expression into an operator and two operands, </text:span><text:span text:style-name="T35">and combine </text:span><text:span text:style-name="T36">2 </text:span><text:span text:style-name="T35">expressions together with another operator, </text:span><text:span text:style-name="T36">the same general type of sub unit</text:span><text:span text:style-name="T37">s</text:span><text:span text:style-name="T35">. </text:span><text:span text:style-name="T21">There is a hierarchy </text:span><text:span text:style-name="T22">established </text:span><text:span text:style-name="T23">by</text:span><text:span text:style-name="T22"> operators and operands you can visualize as a tree structure which </text:span><text:span text:style-name="T23">helped me </text:span><text:span text:style-name="T24">to change from an iterative approach to recursive</text:span><text:span text:style-name="T25">. </text:span></text:p>
      <text:p text:style-name="P11"><text:span text:style-name="T12"/></text:p>
      <text:p text:style-name="P11"><text:soft-page-break/><text:span text:style-name="T10">E</text:span><text:span text:style-name="T11">fficiency</text:span></text:p>
      <text:p text:style-name="P14"><text:span text:style-name="T9"><text:tab/></text:span><text:span text:style-name="T17">As seen in Lab 1, the efficiency of </text:span><text:span text:style-name="T38">both stack and recursive implementations are </text:span><text:span text:style-name="T39">similar. Time and space complexity should be O(n) for each, however the recursive implementation can grow in recurs</text:span><text:span text:style-name="T45">iv</text:span><text:span text:style-name="T39">e depth depending on the input. </text:span><text:span text:style-name="T44">Recursive depth may come at an overhead cost. </text:span><text:span text:style-name="T40">Comparatively the stack will grow in size based on the input </text:span><text:span text:style-name="T42">which </text:span><text:span text:style-name="T40">does not change </text:span><text:span text:style-name="T41">how it operates </text:span><text:span text:style-name="T43">or in terms of overhead</text:span><text:span text:style-name="T41">. </text:span><text:span text:style-name="T46">Each access and retrieval (pop, push) on the stack is O(1). </text:span><text:span text:style-name="T47">Recursion also uses the computer’s stack compared the stack implemented in Lab 1 would use the heap, </text:span><text:span text:style-name="T48">the stack and heap have different rules and uses. </text:span><text:span text:style-name="T53">The stack may be faster than the heap, but</text:span><text:span text:style-name="T54"> </text:span><text:span text:style-name="T48">a thread can reserve space on the stack </text:span><text:span text:style-name="T51">in LIFO order and is freed when the thread returns </text:span><text:span text:style-name="T55">and</text:span><text:span text:style-name="T48"> the hea</text:span><text:span text:style-name="T51">p </text:span><text:span text:style-name="T48">is more dynamically allocated </text:span><text:span text:style-name="T56">as it</text:span><text:span text:style-name="T49"> can be allocated or freed any t</text:span><text:span text:style-name="T50">ime</text:span><text:span text:style-name="T48">. </text:span><text:span text:style-name="T52">This might make the </text:span><text:span text:style-name="T57">iterative </text:span><text:span text:style-name="T52">Lab 1 implementation faster than </text:span><text:span text:style-name="T57">the repeated function calls due to </text:span><text:span text:style-name="T52">recursion in Lab 2.</text:span></text:p>
      <text:p text:style-name="P14"><text:span text:style-name="T17"/></text:p>
      <text:p text:style-name="P7">What I Learned/What I Would Do Differently</text:p>
      <text:p text:style-name="P10"><text:span text:style-name="T4"><text:tab/></text:span><text:span text:style-name="T61">I</text:span><text:span text:style-name="T62">nitially I did not keep track of the position within the expression the recursive call considered and used additional storage to hold </text:span><text:span text:style-name="T61">sub expressions, </text:span><text:span text:style-name="T67">it was much harder to figure out what wasn’t working</text:span><text:span text:style-name="T61">. </text:span><text:span text:style-name="T67">It also seemed likely that holding sub-expressions in another data structure would be impossible to implement without accidentally recreating a small stack </text:span><text:span text:style-name="T68">structure so I abandoned it</text:span><text:span text:style-name="T67">.</text:span><text:span text:style-name="T61"> </text:span><text:span text:style-name="T62">But by tracking one more parameter, the index, I was able to </text:span><text:span text:style-name="T63">implement the recursive case with minimal overhead </text:span><text:span text:style-name="T65">outside of what is introduced by </text:span><text:span text:style-name="T64">recursion</text:span><text:span text:style-name="T63">. </text:span><text:span text:style-name="T66">It was also much harder to figure out problems with the recursive implementation compared to the stack based implementation </text:span><text:span text:style-name="T69">due to the non-intuitive nature of parsing the expression into a tree and operating </text:span><text:span text:style-name="T70">that way. </text:span><text:span text:style-name="T74">Debugging the call stack was challenging, such as trying to </text:span><text:span text:style-name="T75">find</text:span><text:span text:style-name="T74"> enough information </text:span><text:span text:style-name="T76">about </text:span><text:span text:style-name="T74">where problems were occurring and what had happened up to that point. </text:span><text:span text:style-name="T71">Overall the </text:span><text:span text:style-name="T72">implementation</text:span><text:span text:style-name="T71"> turned out to be easier than I expected but </text:span><text:soft-page-break/><text:span text:style-name="T71">getting there felt harder. </text:span><text:span text:style-name="T73">Maybe a hybrid implementation could end up addressing the overhead and complexity of working with recursion while maintaining the potential speed benefits of the stack struct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febe6"/>
    </style:style>
    <style:style style:name="MT2" style:family="text">
      <style:text-properties officeooo:rsid="001ed687"/>
    </style:style>
    <style:style style:name="MT3" style:family="text">
      <style:text-properties officeooo:rsid="000f82dc"/>
    </style:style>
    <style:style style:name="MT4" style:family="text">
      <style:text-properties officeooo:rsid="002c83f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605.202 Introduction to Data Structures<text:tab/><text:tab/><text:span text:style-name="MT1">Alex Shah – </text:span><text:span text:style-name="MT2">Lab</text:span><text:span text:style-name="MT3"> </text:span><text:span text:style-name="MT4">2</text:span><text:span text:style-name="MT3"> Analysis</text:span></text:p>
      </style:header>
      <style:footer>
        <text:p text:style-name="Footer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2T17:37:50.898000000</dc:date>
    <meta:editing-duration>PT4H41M17S</meta:editing-duration>
    <meta:editing-cycles>108</meta:editing-cycles>
    <meta:generator>LibreOffice/7.6.2.1$Windows_X86_64 LibreOffice_project/56f7684011345957bbf33a7ee678afaf4d2ba333</meta:generator>
    <meta:print-date>2023-10-22T17:38:56.767000000</meta:print-date>
    <meta:printed-by>PDF files</meta:printed-by>
    <meta:document-statistic meta:table-count="0" meta:image-count="0" meta:object-count="0" meta:page-count="4" meta:paragraph-count="16" meta:word-count="689" meta:character-count="4202" meta:non-whitespace-character-count="3519"/>
  </office:meta>
</office:document-meta>
</file>